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1df0c5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24pt" fo:letter-spacing="normal" fo:font-style="normal" fo:font-weight="bold" officeooo:paragraph-rsid="001aa14e"/>
    </style:style>
    <style:style style:name="P5" style:family="paragraph" style:parent-style-name="Quotations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429b7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8" style:family="paragraph" style:parent-style-name="Text_20_body">
      <style:paragraph-properties fo:margin-top="0cm" fo:margin-bottom="0cm" loext:contextual-spacing="false"/>
      <style:text-properties fo:color="#000000"/>
    </style:style>
    <style:style style:name="P9" style:family="paragraph" style:parent-style-name="Quotations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54ab2"/>
    </style:style>
    <style:style style:name="P10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429b7" officeooo:paragraph-rsid="00254ab2" style:font-weight-asian="bold" style:font-weight-complex="bold"/>
    </style:style>
    <style:style style:name="P11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429b7" officeooo:paragraph-rsid="00263363" style:font-weight-asian="bold" style:font-weight-complex="bold"/>
    </style:style>
    <style:style style:name="P12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429b7" officeooo:paragraph-rsid="002780d9" style:font-weight-asian="bold" style:font-weight-complex="bold"/>
    </style:style>
    <style:style style:name="P13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54ab2" style:font-weight-asian="normal" style:font-weight-complex="normal"/>
    </style:style>
    <style:style style:name="P14" style:family="paragraph" style:parent-style-name="Quotations">
      <style:paragraph-properties fo:margin-left="1.251cm" fo:margin-right="0cm" fo:margin-top="0cm" fo:margin-bottom="0.198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429b7" officeooo:paragraph-rsid="002429b7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officeooo:rsid="002429b7" style:font-weight-asian="bold" style:font-weight-complex="bold"/>
    </style:style>
    <style:style style:name="T3" style:family="text">
      <style:text-properties fo:font-weight="bold" officeooo:rsid="002780d9" style:font-weight-asian="bold" style:font-weight-complex="bold"/>
    </style:style>
    <style:style style:name="T4" style:family="text">
      <style:text-properties fo:font-weight="bold" officeooo:rsid="00254ab2"/>
    </style:style>
    <style:style style:name="T5" style:family="text">
      <style:text-properties fo:font-weight="bold" officeooo:rsid="00263363"/>
    </style:style>
    <style:style style:name="T6" style:family="text">
      <style:text-properties fo:font-weight="bold" officeooo:rsid="002780d9"/>
    </style:style>
    <style:style style:name="T7" style:family="text">
      <style:text-properties fo:font-weight="bold" officeooo:rsid="00254ab2" style:font-style-asian="normal" style:font-style-complex="normal"/>
    </style:style>
    <style:style style:name="T8" style:family="text">
      <style:text-properties fo:font-weight="bold" officeooo:rsid="00285a6d"/>
    </style:style>
    <style:style style:name="T9" style:family="text">
      <style:text-properties fo:font-weight="bold" officeooo:rsid="0029cb8b"/>
    </style:style>
    <style:style style:name="T10" style:family="text">
      <style:text-properties fo:font-variant="normal" fo:text-transform="none" fo:color="#000000" style:font-name="Cantarell" fo:font-size="10.5pt" fo:letter-spacing="normal" fo:font-style="normal" fo:font-weight="normal"/>
    </style:style>
    <style:style style:name="T11" style:family="text">
      <style:text-properties fo:font-variant="normal" fo:text-transform="none" style:font-name="Cantarell" fo:font-size="10.5pt" fo:letter-spacing="normal" fo:font-style="normal" fo:font-weight="normal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officeooo:rsid="002429b7" style:font-weight-asian="bold" style:font-weight-complex="bold"/>
    </style:style>
    <style:style style:name="T14" style:family="text">
      <style:text-properties fo:font-weight="normal" officeooo:rsid="00254ab2" style:font-weight-asian="normal" style:font-weight-complex="normal"/>
    </style:style>
    <style:style style:name="T15" style:family="text">
      <style:text-properties officeooo:rsid="002429b7"/>
    </style:style>
    <style:style style:name="T16" style:family="text">
      <style:text-properties officeooo:rsid="00254ab2"/>
    </style:style>
    <style:style style:name="T17" style:family="text">
      <style:text-properties officeooo:rsid="00254ab2" style:font-weight-asian="normal" style:font-weight-complex="normal"/>
    </style:style>
    <style:style style:name="T18" style:family="text">
      <style:text-properties officeooo:rsid="00263363" style:font-weight-asian="normal" style:font-weight-complex="normal"/>
    </style:style>
    <style:style style:name="T19" style:family="text">
      <style:text-properties officeooo:rsid="002780d9"/>
    </style:style>
    <style:style style:name="T20" style:family="text">
      <style:text-properties fo:font-style="italic" officeooo:rsid="00254ab2" style:font-style-asian="italic" style:font-style-complex="italic"/>
    </style:style>
    <style:style style:name="T21" style:family="text">
      <style:text-properties fo:font-style="italic" fo:font-weight="bold" officeooo:rsid="00254ab2" style:font-style-asian="italic" style:font-style-complex="italic"/>
    </style:style>
    <style:style style:name="T22" style:family="text">
      <style:text-properties officeooo:rsid="00254ab2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P<text:span text:style-name="T15">1</text:span> - Python <text:span text:style-name="T15">Entornos de desarrollo</text:span></text:p>
      <text:p text:style-name="P1"/>
      <text:p text:style-name="P2">Por favor dar un concepto de los siguientes términos</text:p>
      <text:p text:style-name="P1"/>
      <text:p text:style-name="P1"/>
      <text:p text:style-name="P3"><text:span text:style-name="T14">A.1)<text:tab/></text:span><text:span text:style-name="T16"> </text:span>Tu definición de :</text:p>
      <text:p text:style-name="P14">¿Que es un IDE?</text:p>
      <text:p text:style-name="P14">¿Que es un SDK?</text:p>
      <text:p text:style-name="P14">¿Que es una API?</text:p>
      <text:p text:style-name="P14">¿Que es un framework?</text:p>
      <text:p text:style-name="P10"><text:line-break/><text:span text:style-name="T22">A.2</text:span><text:span text:style-name="T7">) <text:tab/></text:span><text:span text:style-name="T4">D</text:span><text:span text:style-name="T1">iferencias entre ellos </text:span><text:span text:style-name="T8">y porque son necesarios</text:span><text:span text:style-name="T1">.</text:span></text:p>
      <text:p text:style-name="P10"><text:line-break/><text:span text:style-name="T17">A.3)<text:tab/></text:span><text:span text:style-name="T4"> En programación, ¿Que es Backend </text:span><text:span text:style-name="T5">(server-side) </text:span><text:span text:style-name="T4">y que lugar tiene python?</text:span></text:p>
      <text:p text:style-name="P11"><text:span text:style-name="T4"><text:tab/><text:tab/><text:tab/>¿Que es Frontend <text:s/></text:span><text:span text:style-name="T5">(user-side) </text:span><text:span text:style-name="T4">y que lugar tiene python? </text:span></text:p>
      <text:p text:style-name="P11"><text:span text:style-name="T4"><text:tab/><text:tab/><text:tab/><text:tab/></text:span><text:span text:style-name="T5">PC - </text:span><text:span text:style-name="T9">Django</text:span><text:span text:style-name="T5"><text:tab/></text:span><text:span text:style-name="T4">(Linux,Windows, IO-MAC)</text:span></text:p>
      <text:p text:style-name="P11"><text:span text:style-name="T4"><text:tab/><text:tab/><text:tab/><text:tab/></text:span><text:span text:style-name="T5">Ap</text:span><text:span text:style-name="T6">p - Kivy</text:span><text:span text:style-name="T5"><text:tab/></text:span><text:span text:style-name="T4">(</text:span><text:span text:style-name="T5">Android</text:span><text:span text:style-name="T4">, IO-MAC)</text:span></text:p>
      <text:p text:style-name="P11"><text:span text:style-name="T4"/></text:p>
      <text:p text:style-name="P12"><text:span text:style-name="T18">A.4)<text:tab/></text:span><text:span text:style-name="T5">¿Que hace un </text:span><text:span text:style-name="T4"><text:s/>Full Stack Developer </text:span><text:span text:style-name="T6">y un Rock Star </text:span><text:span text:style-name="T4">Developer</text:span><text:span text:style-name="T6"> </text:span><text:span text:style-name="T4"><text:s/>?</text:span></text:p>
      <text:p text:style-name="P11"><text:span text:style-name="T4"/></text:p>
      <text:p text:style-name="P11"><text:line-break/><text:span text:style-name="T19">B)<text:tab/></text:span><text:span text:style-name="T1">Clasifica los siguientes </text:span><text:span text:style-name="T4">sistemas </text:span><text:span text:style-name="T1">, su fin</text:span><text:span text:style-name="T4">alidad y/o propósito</text:span></text:p>
      <text:p text:style-name="P13"><text:span text:style-name="T15"><text:tab/>Kivy, PyCharm, PyDev, Atom, Spyder, PyScripter, Eclipse,IPython.Anaconda(Data Science Platform), Jupyter(Notebooks).<text:line-break/></text:span></text:p>
      <text:p text:style-name="P9"><text:span text:style-name="T13"/></text:p>
      <text:p text:style-name="P5"><text:span text:style-name="T15">S</text:span>aludos</text:p>
      <text:p text:style-name="P8"><text:span text:style-name="T12"><text:s/></text:span><text:span text:style-name="T11">Atte.</text:span></text:p>
      <text:p text:style-name="P7">García T, Ariel H</text:p>
      <text:p text:style-name="P7">Socio Gerente - Presidente </text:p>
      <text:p text:style-name="P7">Mithril S.R.L.&amp;</text:p>
      <text:p text:style-name="P7">Trading New Technologies SA <text:s/></text:p>
      <text:p text:style-name="P7">Laprida 3460 - V.Martelli - Prov. de Bs.As.</text:p>
      <text:p text:style-name="P7">+54+11 4137 -6776 (rot + fax)</text:p>
      <text:p text:style-name="P7">"Hay 10 tipos de personas, las que piensan en binario y las que no"</text:p>
      <text:p text:style-name="P6"/>
      <text:p text:style-name="P6"><text:span text:style-name="T10">Este mensaje y sus adjuntos son para uso exclusivo del usuario de la dirección de correo electrónico a quien esta dirigido y podrían contener información confidencial. Si usted hubiese recibido por error este mensaje, por favor informe de tal situación inmediatamente a </text:span><text:a xlink:type="simple" xlink:href="mailto:admin@tnt-lab.com.ar" text:style-name="Internet_20_link" text:visited-style-name="Visited_20_Internet_20_Link">admin@tnt-lab.com.ar</text:a><text:span text:style-name="T10"> y elimínelo de su sistema. No lo copie, reproduzca, distribuya ni revele su contenido.No se garantiza la seguridad o la exactitud de las comunicaciones por Internet debido a que la información podría ser interceptada, modificada, perdida, llegar tarde o contener virus. El emisor, por lo tanto, no acepta responsabilidad por errores u omisiones en el texto de este mensaje que surjan a partir de una transmisión por Interne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5:46:44.518454855</meta:creation-date>
    <dc:date>2019-11-06T10:42:33.987768176</dc:date>
    <meta:editing-duration>PT1H18M33S</meta:editing-duration>
    <meta:editing-cycles>10</meta:editing-cycles>
    <meta:generator>LibreOffice/6.2.7.1$Linux_X86_64 LibreOffice_project/20$Build-1</meta:generator>
    <meta:document-statistic meta:table-count="0" meta:image-count="0" meta:object-count="0" meta:page-count="1" meta:paragraph-count="25" meta:word-count="263" meta:character-count="1649" meta:non-whitespace-character-count="1384"/>
  </office:meta>
</office:document-meta>
</file>